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6de8" officeooo:paragraph-rsid="00026de8"/>
    </style:style>
    <style:style style:name="P2" style:family="paragraph" style:parent-style-name="Standard">
      <style:paragraph-properties fo:text-align="justify" style:justify-single-word="false"/>
      <style:text-properties officeooo:rsid="00026de8" officeooo:paragraph-rsid="0006a2f8"/>
    </style:style>
    <style:style style:name="P3" style:family="paragraph" style:parent-style-name="Standard">
      <style:paragraph-properties fo:text-align="justify" style:justify-single-word="false"/>
      <style:text-properties fo:font-size="26pt" fo:font-weight="bold" officeooo:rsid="00026de8" officeooo:paragraph-rsid="0006a2f8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6pt" fo:font-weight="bold" officeooo:rsid="00026de8" officeooo:paragraph-rsid="00026de8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6pt" fo:font-weight="bold" officeooo:rsid="000991ff" officeooo:paragraph-rsid="000991ff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6pt" fo:font-weight="bold" officeooo:rsid="0006a2f8" officeooo:paragraph-rsid="0006a2f8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6pt" fo:font-weight="bold" officeooo:rsid="001ac25d" officeooo:paragraph-rsid="001ac25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26de8" officeooo:paragraph-rsid="00026de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271a4" officeooo:paragraph-rsid="000271a4"/>
    </style:style>
    <style:style style:name="P10" style:family="paragraph" style:parent-style-name="Standard">
      <style:paragraph-properties fo:text-align="justify" style:justify-single-word="false"/>
      <style:text-properties officeooo:rsid="000271a4" officeooo:paragraph-rsid="00026de8"/>
    </style:style>
    <style:style style:name="P11" style:family="paragraph" style:parent-style-name="Standard">
      <style:paragraph-properties fo:text-align="justify" style:justify-single-word="false"/>
      <style:text-properties officeooo:rsid="0003ae11" officeooo:paragraph-rsid="0003ae11"/>
    </style:style>
    <style:style style:name="P12" style:family="paragraph" style:parent-style-name="Standard">
      <style:paragraph-properties fo:text-align="justify" style:justify-single-word="false"/>
      <style:text-properties officeooo:rsid="000506de" officeooo:paragraph-rsid="000506de"/>
    </style:style>
    <style:style style:name="P13" style:family="paragraph" style:parent-style-name="Standard">
      <style:paragraph-properties fo:text-align="justify" style:justify-single-word="false"/>
      <style:text-properties officeooo:rsid="00054bce" officeooo:paragraph-rsid="00054bce"/>
    </style:style>
    <style:style style:name="P14" style:family="paragraph" style:parent-style-name="Standard">
      <style:paragraph-properties fo:text-align="justify" style:justify-single-word="false"/>
      <style:text-properties officeooo:rsid="00054bce" officeooo:paragraph-rsid="000506de"/>
    </style:style>
    <style:style style:name="P15" style:family="paragraph" style:parent-style-name="Standard">
      <style:paragraph-properties fo:text-align="justify" style:justify-single-word="false"/>
      <style:text-properties officeooo:rsid="0006a2f8" officeooo:paragraph-rsid="0006a2f8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6a2f8" officeooo:paragraph-rsid="0006a2f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506de" officeooo:paragraph-rsid="000506d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26de8" officeooo:paragraph-rsid="00026de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26de8" officeooo:paragraph-rsid="0006a2f8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991ff" officeooo:paragraph-rsid="000991ff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31c009" officeooo:paragraph-rsid="0031c00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06a2f8" officeooo:paragraph-rsid="0006a2f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0991ff" officeooo:paragraph-rsid="000991f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991ff" officeooo:paragraph-rsid="000991f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991ff" officeooo:paragraph-rsid="000da9c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991ff" officeooo:paragraph-rsid="000e3ba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991ff" officeooo:paragraph-rsid="0011edf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991ff" officeooo:paragraph-rsid="002b0cd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0991ff" officeooo:paragraph-rsid="0014656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0991ff" officeooo:paragraph-rsid="00120ca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0da9c8" officeooo:paragraph-rsid="000e3ba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ac25d" officeooo:paragraph-rsid="001ac25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rsid="000991ff" officeooo:paragraph-rsid="000991ff"/>
    </style:style>
    <style:style style:name="P34" style:family="paragraph" style:parent-style-name="Standard">
      <style:paragraph-properties fo:text-align="start" style:justify-single-word="false"/>
      <style:text-properties officeooo:rsid="000991ff" officeooo:paragraph-rsid="000da9c8"/>
    </style:style>
    <style:style style:name="P35" style:family="paragraph" style:parent-style-name="Standard">
      <style:paragraph-properties fo:text-align="start" style:justify-single-word="false"/>
      <style:text-properties officeooo:rsid="000991ff" officeooo:paragraph-rsid="000e3ba2"/>
    </style:style>
    <style:style style:name="P36" style:family="paragraph" style:parent-style-name="Standard">
      <style:paragraph-properties fo:text-align="start" style:justify-single-word="false"/>
      <style:text-properties officeooo:rsid="000991ff" officeooo:paragraph-rsid="00104d9e"/>
    </style:style>
    <style:style style:name="P37" style:family="paragraph" style:parent-style-name="Standard">
      <style:paragraph-properties fo:text-align="start" style:justify-single-word="false"/>
      <style:text-properties officeooo:rsid="000991ff" officeooo:paragraph-rsid="001055a1"/>
    </style:style>
    <style:style style:name="P38" style:family="paragraph" style:parent-style-name="Standard">
      <style:paragraph-properties fo:text-align="start" style:justify-single-word="false"/>
      <style:text-properties officeooo:rsid="000991ff" officeooo:paragraph-rsid="0011edf2"/>
    </style:style>
    <style:style style:name="P39" style:family="paragraph" style:parent-style-name="Standard">
      <style:paragraph-properties fo:text-align="start" style:justify-single-word="false"/>
      <style:text-properties officeooo:rsid="000991ff" officeooo:paragraph-rsid="00167a90"/>
    </style:style>
    <style:style style:name="P40" style:family="paragraph" style:parent-style-name="Standard">
      <style:paragraph-properties fo:text-align="start" style:justify-single-word="false"/>
      <style:text-properties officeooo:rsid="000991ff" officeooo:paragraph-rsid="0017a53b"/>
    </style:style>
    <style:style style:name="P41" style:family="paragraph" style:parent-style-name="Standard">
      <style:paragraph-properties fo:text-align="start" style:justify-single-word="false"/>
      <style:text-properties officeooo:rsid="000991ff" officeooo:paragraph-rsid="0018cdd0"/>
    </style:style>
    <style:style style:name="P42" style:family="paragraph" style:parent-style-name="Standard">
      <style:paragraph-properties fo:text-align="start" style:justify-single-word="false"/>
      <style:text-properties officeooo:rsid="000991ff" officeooo:paragraph-rsid="002b0cd5"/>
    </style:style>
    <style:style style:name="P43" style:family="paragraph" style:parent-style-name="Standard">
      <style:paragraph-properties fo:text-align="start" style:justify-single-word="false"/>
      <style:text-properties officeooo:paragraph-rsid="000991ff"/>
    </style:style>
    <style:style style:name="P44" style:family="paragraph" style:parent-style-name="Standard">
      <style:paragraph-properties fo:text-align="justify" style:justify-single-word="false"/>
      <style:text-properties fo:font-size="20pt" fo:font-weight="bold" officeooo:rsid="000991ff" officeooo:paragraph-rsid="000991ff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20pt" fo:font-weight="bold" officeooo:rsid="0006a2f8" officeooo:paragraph-rsid="0006a2f8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20pt" fo:font-weight="bold" officeooo:rsid="001ac25d" officeooo:paragraph-rsid="001ac25d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1ac25d" officeooo:paragraph-rsid="001ac25d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1daa12" officeooo:paragraph-rsid="001daa12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ac25d" officeooo:paragraph-rsid="001ac25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daa12" officeooo:paragraph-rsid="001daa1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daa12" officeooo:paragraph-rsid="001f9bc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f9bc9" officeooo:paragraph-rsid="001f9bc9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1f99e" officeooo:paragraph-rsid="0021f99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weight="normal" officeooo:rsid="0039501e" officeooo:paragraph-rsid="0039501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weight="normal" officeooo:rsid="0021f99e" officeooo:paragraph-rsid="0021f99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normal" officeooo:rsid="002f3391" officeooo:paragraph-rsid="002f339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ac25d" officeooo:paragraph-rsid="001ac25d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officeooo:rsid="0021f99e" officeooo:paragraph-rsid="002f3391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21f99e" officeooo:paragraph-rsid="00279244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28941c" officeooo:paragraph-rsid="0028941c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weight="bold" officeooo:rsid="0021f99e" officeooo:paragraph-rsid="0021f99e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weight="bold" officeooo:rsid="002b0cd5" officeooo:paragraph-rsid="002b0cd5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weight="bold" officeooo:rsid="002f3391" officeooo:paragraph-rsid="002f3391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weight="bold" officeooo:rsid="0032d267" officeooo:paragraph-rsid="0032d267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348159" officeooo:paragraph-rsid="00348159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26pt" fo:font-weight="bold" officeooo:rsid="0036b9de" officeooo:paragraph-rsid="0036b9de" style:font-size-asian="26pt" style:font-weight-asian="bold" style:font-size-complex="26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1c009" officeooo:paragraph-rsid="0036b9de" style:font-size-asian="20pt" style:font-weight-asian="bold" style:font-size-complex="20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20pt" fo:font-weight="normal" officeooo:rsid="0036b9de" officeooo:paragraph-rsid="0036b9de" style:font-size-asian="20pt" style:font-weight-asian="normal" style:font-size-complex="20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9501e" officeooo:paragraph-rsid="0039501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aec25" officeooo:paragraph-rsid="003aec2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1f99e" officeooo:paragraph-rsid="0021f99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8159" officeooo:paragraph-rsid="0032d26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8159" officeooo:paragraph-rsid="0034815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a7ee" officeooo:paragraph-rsid="002da7e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50663" officeooo:paragraph-rsid="0027924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50d51" officeooo:paragraph-rsid="00250d5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941c" officeooo:paragraph-rsid="0028941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0cd5" officeooo:paragraph-rsid="002f339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0cd5" officeooo:paragraph-rsid="002b0cd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3391" officeooo:paragraph-rsid="002f3391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52b9" officeooo:paragraph-rsid="003052b9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2d267" officeooo:paragraph-rsid="0032d267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b0cd5" officeooo:paragraph-rsid="002b0cd5" style:font-size-asian="10.5pt" style:font-weight-asian="bold" style:font-size-complex="12pt" style:font-weight-complex="bold"/>
    </style:style>
    <style:style style:name="P84" style:family="paragraph" style:parent-style-name="Standard" style:list-style-name="L1">
      <style:paragraph-properties fo:text-align="justify" style:justify-single-word="false"/>
      <style:text-properties fo:font-weight="normal" officeooo:rsid="0006a2f8" officeooo:paragraph-rsid="0006a2f8" style:font-weight-asian="normal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fo:font-size="12pt" fo:font-weight="normal" officeooo:rsid="001daa12" officeooo:paragraph-rsid="001f9bc9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fo:font-size="12pt" fo:font-weight="normal" officeooo:rsid="001f9bc9" officeooo:paragraph-rsid="001f9bc9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officeooo:paragraph-rsid="001f9bc9"/>
    </style:style>
    <style:style style:name="P88" style:family="paragraph" style:parent-style-name="Standard" style:list-style-name="L2">
      <style:paragraph-properties fo:text-align="start" style:justify-single-word="false"/>
      <style:text-properties officeooo:rsid="0021db8f" officeooo:paragraph-rsid="0021db8f"/>
    </style:style>
    <style:style style:name="P89" style:family="paragraph" style:parent-style-name="Standard" style:list-style-name="L2">
      <style:paragraph-properties fo:text-align="start" style:justify-single-word="false"/>
      <style:text-properties officeooo:rsid="001f9bc9" officeooo:paragraph-rsid="001f9bc9"/>
    </style:style>
    <style:style style:name="P9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21f99e" officeooo:paragraph-rsid="0021f99e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250663" officeooo:paragraph-rsid="00250663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250d51" officeooo:paragraph-rsid="00250d51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2ff3ed" officeooo:paragraph-rsid="002ff3ed" style:font-size-asian="10.5pt" style:font-weight-asian="normal" style:font-size-complex="12pt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2b0cd5" officeooo:paragraph-rsid="002f3391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style:font-name="Liberation Serif" officeooo:rsid="0021f99e" officeooo:paragraph-rsid="0021f99e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officeooo:rsid="0021f99e" officeooo:paragraph-rsid="0021f99e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weight="bold" officeooo:rsid="002b0cd5" officeooo:paragraph-rsid="002b0cd5" style:font-weight-asian="bold" style:font-weight-complex="bold"/>
    </style:style>
    <style:style style:name="T1" style:family="text">
      <style:text-properties officeooo:rsid="000271a4"/>
    </style:style>
    <style:style style:name="T2" style:family="text">
      <style:text-properties officeooo:rsid="0006a2f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a9c8" style:font-weight-asian="normal" style:font-weight-complex="normal"/>
    </style:style>
    <style:style style:name="T5" style:family="text">
      <style:text-properties fo:font-weight="normal" officeooo:rsid="000df915" style:font-weight-asian="normal" style:font-weight-complex="normal"/>
    </style:style>
    <style:style style:name="T6" style:family="text">
      <style:text-properties fo:font-weight="normal" officeooo:rsid="000e3ba2" style:font-weight-asian="normal" style:font-weight-complex="normal"/>
    </style:style>
    <style:style style:name="T7" style:family="text">
      <style:text-properties fo:font-weight="normal" officeooo:rsid="000e4b65" style:font-weight-asian="normal" style:font-weight-complex="normal"/>
    </style:style>
    <style:style style:name="T8" style:family="text">
      <style:text-properties fo:font-weight="normal" officeooo:rsid="000eef6a" style:font-weight-asian="normal" style:font-weight-complex="normal"/>
    </style:style>
    <style:style style:name="T9" style:family="text">
      <style:text-properties fo:font-weight="normal" officeooo:rsid="00104d9e" style:font-weight-asian="normal" style:font-weight-complex="normal"/>
    </style:style>
    <style:style style:name="T10" style:family="text">
      <style:text-properties fo:font-weight="normal" officeooo:rsid="0011edf2" style:font-weight-asian="normal" style:font-weight-complex="normal"/>
    </style:style>
    <style:style style:name="T11" style:family="text">
      <style:text-properties fo:font-weight="normal" officeooo:rsid="00120cab" style:font-weight-asian="normal" style:font-weight-complex="normal"/>
    </style:style>
    <style:style style:name="T12" style:family="text">
      <style:text-properties fo:font-weight="normal" officeooo:rsid="00129127" style:font-weight-asian="normal" style:font-weight-complex="normal"/>
    </style:style>
    <style:style style:name="T13" style:family="text">
      <style:text-properties fo:font-weight="normal" officeooo:rsid="000991ff" style:font-weight-asian="normal" style:font-weight-complex="normal"/>
    </style:style>
    <style:style style:name="T14" style:family="text">
      <style:text-properties fo:font-weight="normal" officeooo:rsid="001531e3" style:font-weight-asian="normal" style:font-weight-complex="normal"/>
    </style:style>
    <style:style style:name="T15" style:family="text">
      <style:text-properties fo:font-weight="normal" officeooo:rsid="00167a90" style:font-weight-asian="normal" style:font-weight-complex="normal"/>
    </style:style>
    <style:style style:name="T16" style:family="text">
      <style:text-properties fo:font-weight="normal" officeooo:rsid="0018cdd0" style:font-weight-asian="normal" style:font-weight-complex="normal"/>
    </style:style>
    <style:style style:name="T17" style:family="text">
      <style:text-properties fo:font-weight="normal" officeooo:rsid="003deff3" style:font-weight-asian="normal" style:font-weight-complex="normal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daa12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f9bc9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0be9b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281c9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3db67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5066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8941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93331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f3391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48159" style:font-size-asian="10.5pt" style:font-weight-asian="normal" style:font-size-complex="12pt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322469" style:font-size-asian="10.5pt" style:font-size-complex="12pt"/>
    </style:style>
    <style:style style:name="T31" style:family="text">
      <style:text-properties officeooo:rsid="001f9bc9"/>
    </style:style>
    <style:style style:name="T32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33" style:family="text">
      <style:text-properties style:font-name="arial" fo:font-size="12pt" fo:font-weight="normal" officeooo:rsid="003052b9" style:font-size-asian="10.5pt" style:font-weight-asian="normal" style:font-size-complex="12pt" style:font-weight-complex="normal"/>
    </style:style>
    <style:style style:name="T34" style:family="text">
      <style:text-properties style:font-name="arial" fo:font-size="12pt" fo:font-weight="normal" officeooo:rsid="0021f99e" style:font-size-asian="10.5pt" style:font-weight-asian="normal" style:font-size-complex="12pt" style:font-weight-complex="normal"/>
    </style:style>
    <style:style style:name="T35" style:family="text">
      <style:text-properties style:text-position="super 58%"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officeooo:rsid="00321c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">EvoNet 1.0</text:p>
      <text:p text:style-name="Horizontal_20_Line"/>
      <text:p text:style-name="Text_20_body"/>
      <text:p text:style-name="P8">Antonios Kioukis &amp; Pavlos Pavlid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ontents</text:p>
      <text:p text:style-name="P19"/>
      <text:p text:style-name="P19"/>
      <text:p text:style-name="P19"><text:span text:style-name="T2">1. <text:s text:c="3"/></text:span>Introduction</text:p>
      <text:p text:style-name="P19"/>
      <text:p text:style-name="P19"><text:span text:style-name="T2">2. <text:s text:c="3"/></text:span>Algorithm<text:span text:style-name="T2">s</text:span> for Simulation of forward evolution <text:s/>of Gene Regulatory Network</text:p>
      <text:p text:style-name="P2"><text:span text:style-name="T2"><text:tab/>2.1 </text:span>The simulation as implemented by Wagner (1996)</text:p>
      <text:p text:style-name="P15"><text:tab/>2.2 Our extension of the algorithm (2016)</text:p>
      <text:p text:style-name="P1"><text:tab/> <text:s text:c="2"/></text:p>
      <text:p text:style-name="P1"/>
      <text:p text:style-name="P18">3. <text:s text:c="3"/>Features</text:p>
      <text:p text:style-name="P1"><text:tab/>3.<text:span text:style-name="T1">1</text:span> Command line options</text:p>
      <text:p text:style-name="P10"><text:tab/>3.2 Implementation of generator functions</text:p>
      <text:p text:style-name="P11"><text:tab/><text:tab/>3.2.1 Create the first Generation</text:p>
      <text:p text:style-name="P11"><text:tab/><text:tab/>3.2.2 Create the next Generations</text:p>
      <text:p text:style-name="P9"><text:tab/>3.3 Output files</text:p>
      <text:p text:style-name="P9"><text:tab/><text:tab/>3.3.1 The gene_counts file</text:p>
      <text:p text:style-name="P9"><text:tab/><text:tab/>3.3.2 The fitness file</text:p>
      <text:p text:style-name="P9"><text:tab/><text:tab/>3.3.3 The matrix file</text:p>
      <text:p text:style-name="P9"><text:tab/><text:tab/>3.3.4 The R1 file</text:p>
      <text:p text:style-name="P9"><text:tab/><text:tab/>3.3.5 The R2 file</text:p>
      <text:p text:style-name="P9"><text:tab/><text:tab/>3.3.6 The discrete file</text:p>
      <text:p text:style-name="P9"><text:tab/><text:tab/>3.3.7 The robust file</text:p>
      <text:p text:style-name="P9"/>
      <text:p text:style-name="P17">4. <text:s text:c="4"/>How to use EvoNet</text:p>
      <text:p text:style-name="P12"><text:tab/>4.1 Installation</text:p>
      <text:p text:style-name="P12"><text:tab/><text:tab/>4.1.1 Linux platforms</text:p>
      <text:p text:style-name="P12"><text:tab/><text:tab/>4.1.2 Installation of gsl library</text:p>
      <text:p text:style-name="P14"><text:tab/>4.2 Execution examples</text:p>
      <text:p text:style-name="P14"><text:tab/><text:tab/>4.2.1 Standard</text:p>
      <text:p text:style-name="P13"><text:tab/><text:tab/>4.2.2 Events at user-defined generations</text:p>
      <text:p text:style-name="P13"><text:tab/><text:tab/>4.2.3 User-defined output files</text:p>
      <text:p text:style-name="P13"><text:tab/><text:tab/>4.2.4 Robustness output Needed</text:p>
      <text:p text:style-name="P13"/>
      <text:p text:style-name="P21">5. R script for mining and analy<text:span text:style-name="T36">tics</text:span></text:p>
      <text:p text:style-name="P13"/>
      <text:p text:style-name="P16">Bibliograph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Chapter 1</text:p>
      <text:p text:style-name="P22"/>
      <text:p text:style-name="P45">Introduction</text:p>
      <text:p text:style-name="P22"/>
      <text:p text:style-name="P22">EvoNet implements a forwarding simulation with the intention of detecting how the gene interactions evolve in a gene regulatory network. It is based on the algorithm of Dr Andreas Wagner (1996)</text:p>
      <text:p text:style-name="P22"/>
      <text:list xml:id="list7277940565525624555" text:style-name="L1">
        <text:list-item>
          <text:p text:style-name="P84">EvoNet is a command-line C program</text:p>
        </text:list-item>
        <text:list-item>
          <text:p text:style-name="P84">Supporting different sizes of population</text:p>
        </text:list-item>
        <text:list-item>
          <text:p text:style-name="P84">Supporting different numbers of genes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<text:soft-page-break/>Chapter 3</text:p>
      <text:p text:style-name="P23"/>
      <text:p text:style-name="P44">Features</text:p>
      <text:p text:style-name="P23"/>
      <text:p text:style-name="P20">3.1 Command line options</text:p>
      <text:p text:style-name="P23"/>
      <text:p text:style-name="P23">Typing evonet -help the following help message is displayed:</text:p>
      <text:p text:style-name="P23"/>
      <text:p text:style-name="P33"><text:span text:style-name="T3">-ploidy </text:span><text:span text:style-name="T4">&lt;1-2&gt;</text:span><text:span text:style-name="T3"> <text:s text:c="17"/><text:tab/><text:tab/><text:tab/></text:span><text:span text:style-name="T4">Specifies if a pair or not is needed to leave </text:span><text:span text:style-name="T6">progeny.</text:span></text:p>
      <text:p text:style-name="P24"/>
      <text:p text:style-name="P34"><text:span text:style-name="T3">-swapping </text:span><text:span text:style-name="T4">&lt;BINARY&gt;</text:span><text:span text:style-name="T3"> <text:s text:c="9"/><text:tab/><text:tab/></text:span><text:span text:style-name="T5">Specifies which model will be used for inheritance. 0 is <text:tab/><text:tab/><text:tab/><text:tab/><text:tab/><text:tab/>the model of Dr. Wagner. 1 is our new model.</text:span></text:p>
      <text:p text:style-name="P25"><text:s/></text:p>
      <text:p text:style-name="P36"><text:span text:style-name="T3">-min_R1R2 </text:span><text:span text:style-name="T6">&lt;INTEGER&gt;</text:span><text:span text:style-name="T3"> <text:tab/><text:tab/><text:tab/></text:span><text:span text:style-name="T9">Sets</text:span><text:span text:style-name="T4"> the minimum of the range for regulatory regions, <text:tab/><text:tab/><text:tab/><text:tab/><text:tab/><text:tab/>only positive values.</text:span></text:p>
      <text:p text:style-name="P34"/>
      <text:p text:style-name="P36"><text:span text:style-name="T3">-max_R1R2 <text:s/></text:span><text:span text:style-name="T6">&lt;INTEGER&gt;</text:span><text:span text:style-name="T3"> <text:s/><text:tab/><text:tab/><text:tab/></text:span><text:span text:style-name="T9">Sets</text:span><text:span text:style-name="T4"> the </text:span><text:span text:style-name="T6">maximum</text:span><text:span text:style-name="T4"> of the range for regulatory regions, <text:tab/><text:tab/><text:tab/><text:tab/><text:tab/><text:tab/>only positive values.</text:span></text:p>
      <text:p text:style-name="P31"/>
      <text:p text:style-name="P35"><text:span text:style-name="T3">-min_count </text:span><text:span text:style-name="T6">&lt;INTEGER&gt;</text:span><text:span text:style-name="T3"><text:tab/><text:tab/><text:tab/></text:span><text:span text:style-name="T9">Sets</text:span><text:span text:style-name="T4"> the minimum of the range for </text:span><text:span text:style-name="T6">gene expression <text:tab/><text:tab/><text:tab/><text:tab/><text:tab/><text:tab/><text:tab/>used by the creator functions at the start of the <text:tab/><text:tab/><text:tab/><text:tab/><text:tab/><text:tab/><text:tab/>simulation</text:span><text:span text:style-name="T4">, only positive values.</text:span><text:span text:style-name="T3"><text:tab/></text:span></text:p>
      <text:p text:style-name="P26"><text:s/></text:p>
      <text:p text:style-name="P37"><text:span text:style-name="T3">-max_count </text:span><text:span text:style-name="T6">&lt;INTEGER&gt;</text:span><text:span text:style-name="T3"> <text:s/><text:tab/><text:tab/><text:tab/></text:span><text:span text:style-name="T9">Sets</text:span><text:span text:style-name="T4"> the minimum of the range for </text:span><text:span text:style-name="T6">gene expression <text:tab/><text:tab/><text:tab/><text:tab/><text:tab/><text:tab/><text:tab/>used by the creator functions at the start of the <text:tab/><text:tab/><text:tab/><text:tab/><text:tab/><text:tab/><text:tab/>simulation</text:span><text:span text:style-name="T4">, only positive values.</text:span></text:p>
      <text:p text:style-name="P31"/>
      <text:p text:style-name="P38"><text:span text:style-name="T3">-n </text:span><text:span text:style-name="T7">&lt;INTEGER&gt;</text:span><text:span text:style-name="T3"> <text:s text:c="20"/><text:tab/><text:tab/><text:tab/></text:span><text:span text:style-name="T9">Sets</text:span><text:span text:style-name="T3"> </text:span><text:span text:style-name="T10">n</text:span><text:span text:style-name="T3">umber of genes per person. </text:span><text:span text:style-name="T7">(n &lt;11).</text:span></text:p>
      <text:p text:style-name="P27"/>
      <text:p text:style-name="P38"><text:span text:style-name="T3">-mutrate </text:span><text:span text:style-name="T8">&lt;DOUBLE&gt;</text:span><text:span text:style-name="T3"> <text:s text:c="11"/><text:tab/><text:tab/></text:span><text:span text:style-name="T9">Sets </text:span><text:span text:style-name="T10">m</text:span><text:span text:style-name="T3">utation Rate (Default 0.001) .</text:span></text:p>
      <text:p text:style-name="P24"/>
      <text:p text:style-name="P33"><text:span text:style-name="T3">-rob </text:span><text:span text:style-name="T9">&lt;BINARY&gt;</text:span><text:span text:style-name="T3"> <text:s text:c="19"/><text:tab/><text:tab/></text:span><text:span text:style-name="T9">Specifies if the simulation will create and extract <text:tab/><text:tab/><text:tab/><text:tab/><text:tab/><text:tab/><text:tab/>robustness records.</text:span></text:p>
      <text:p text:style-name="P27"/>
      <text:p text:style-name="P38"><text:span text:style-name="T3">-num_of_rob_mutation </text:span><text:span text:style-name="T9">&lt;INTEGER&gt;</text:span><text:span text:style-name="T3"> <text:s text:c="3"/><text:tab/></text:span><text:span text:style-name="T9">Sets </text:span><text:span text:style-name="T10">the</text:span><text:span text:style-name="T3"> </text:span><text:span text:style-name="T10">n</text:span><text:span text:style-name="T3">umber of mutations per robustness check. </text:span></text:p>
      <text:p text:style-name="P24"/>
      <text:p text:style-name="P24"/>
      <text:p text:style-name="P24"><text:s text:c="4"/></text:p>
      <text:p text:style-name="P43"><text:span text:style-name="T13">-N </text:span><text:span text:style-name="T11">&lt;INTEGER&gt;</text:span><text:span text:style-name="T13"> <text:s text:c="10"/><text:tab/><text:tab/><text:tab/></text:span><text:span text:style-name="T12">Specifies the size of the population</text:span><text:span text:style-name="T13">.</text:span></text:p>
      <text:p text:style-name="P24"/>
      <text:p text:style-name="P33"><text:span text:style-name="T3">-generations </text:span><text:span text:style-name="T11">&lt;INTEGER&gt;</text:span><text:span text:style-name="T3"> <text:tab/><text:tab/><text:tab/></text:span><text:span text:style-name="T12">Sets the number</text:span><text:span text:style-name="T3"> of generations to be simulated.</text:span></text:p>
      <text:p text:style-name="P24"/>
      <text:p text:style-name="P33"><text:span text:style-name="T3">-selection </text:span><text:span text:style-name="T11">&lt;BINARY&gt;</text:span><text:span text:style-name="T3"> <text:s text:c="2"/><text:tab/><text:tab/><text:tab/></text:span><text:span text:style-name="T12">Specifies the i</text:span><text:span text:style-name="T3">nheritance based on fitness or neutral.</text:span></text:p>
      <text:p text:style-name="P24"/>
      <text:p text:style-name="P33"><text:span text:style-name="T3">-s2 </text:span><text:span text:style-name="T11">&lt;FLOAT&gt;</text:span><text:span text:style-name="T3"> <text:s text:c="9"/><text:tab/><text:tab/><text:tab/><text:tab/>s^2 for the fitness function.</text:span></text:p>
      <text:p text:style-name="P24"/>
      <text:p text:style-name="P33"><text:span text:style-name="T3">-eN </text:span><text:span text:style-name="T11">&lt;INTEGER&gt;</text:span><text:span text:style-name="T3"> </text:span><text:span text:style-name="T11">&lt;INTEGER&gt;</text:span><text:span text:style-name="T3"> <text:s text:c="7"/><text:tab/></text:span><text:span text:style-name="T12">C</text:span><text:span text:style-name="T3">reate</text:span><text:span text:style-name="T12">s</text:span><text:span text:style-name="T3"> event at generation X, persons after event Y.</text:span></text:p>
      <text:p text:style-name="P24"><text:s/></text:p>
      <text:p text:style-name="P24"/>
      <text:p text:style-name="P33"><text:span text:style-name="T3">-freq </text:span><text:span text:style-name="T11">&lt;INTEGER&gt;</text:span><text:span text:style-name="T3"> <text:s text:c="7"/><text:tab/><text:tab/><text:tab/></text:span><text:span text:style-name="T12">Sets the f</text:span><text:span text:style-name="T3">requency of </text:span><text:span text:style-name="T12">data export</text:span><text:span text:style-name="T3">.</text:span></text:p>
      <text:p text:style-name="P24"><text:soft-page-break/></text:p>
      <text:p text:style-name="P42"><text:span text:style-name="T3">-r1out </text:span><text:span text:style-name="T11">&lt;FILE&gt;</text:span><text:span text:style-name="T3"> <text:s text:c="4"/><text:tab/><text:tab/><text:tab/><text:tab/></text:span><text:span text:style-name="T14">Specifies </text:span><text:span text:style-name="T3">file </text:span><text:span text:style-name="T14">to write R1 data</text:span><text:span text:style-name="T3">.</text:span></text:p>
      <text:p text:style-name="P28"><text:tab/><text:tab/><text:tab/><text:tab/><text:tab/><text:tab/>(Default R1.txt)</text:p>
      <text:p text:style-name="P29"/>
      <text:p text:style-name="P39"><text:span text:style-name="T3">-r2out </text:span><text:span text:style-name="T11">&lt;FILE&gt;</text:span><text:span text:style-name="T3"> <text:s text:c="4"/><text:tab/><text:tab/><text:tab/><text:tab/></text:span><text:span text:style-name="T14">Specifies </text:span><text:span text:style-name="T3">file </text:span><text:span text:style-name="T14">to write R</text:span><text:span text:style-name="T15">2</text:span><text:span text:style-name="T14"> data</text:span><text:span text:style-name="T3">.</text:span></text:p>
      <text:p text:style-name="P29"><text:tab/><text:tab/><text:tab/><text:tab/><text:tab/><text:tab/>(Default R2.txt)</text:p>
      <text:p text:style-name="P30"/>
      <text:p text:style-name="P39"><text:span text:style-name="T3">-matout </text:span><text:span text:style-name="T11">&lt;FILE&gt;</text:span><text:span text:style-name="T3"> <text:s text:c="5"/><text:tab/><text:tab/><text:tab/><text:tab/></text:span><text:span text:style-name="T14">Specifies </text:span><text:span text:style-name="T3">file </text:span><text:span text:style-name="T14">to write</text:span><text:span text:style-name="T3"> gene_interaction_matrix_output. <text:tab/><text:tab/><text:tab/><text:tab/><text:tab/><text:tab/>(Default matrix.txt) </text:span></text:p>
      <text:p text:style-name="P30"/>
      <text:p text:style-name="P40"><text:span text:style-name="T3">-gencout </text:span><text:span text:style-name="T11">&lt;FILE&gt;</text:span><text:span text:style-name="T3"> <text:s text:c="4"/><text:tab/><text:tab/><text:tab/><text:tab/></text:span><text:span text:style-name="T14">Specifies </text:span><text:span text:style-name="T3">file </text:span><text:span text:style-name="T14">to write</text:span><text:span text:style-name="T3"> gene_counts_output.</text:span></text:p>
      <text:p text:style-name="P29"><text:tab/><text:tab/><text:tab/><text:tab/><text:tab/><text:tab/>(Default counts.txt)</text:p>
      <text:p text:style-name="P30"/>
      <text:p text:style-name="P41"><text:span text:style-name="T3">-fitout </text:span><text:span text:style-name="T11">&lt;FILE&gt;</text:span><text:span text:style-name="T3"> <text:s text:c="5"/><text:tab/><text:tab/><text:tab/><text:tab/></text:span><text:span text:style-name="T14">Specifies </text:span><text:span text:style-name="T3">file </text:span><text:span text:style-name="T14">to write</text:span><text:span text:style-name="T3"> fitness_output. </text:span></text:p>
      <text:p text:style-name="P29"><text:tab/><text:tab/><text:tab/><text:tab/><text:tab/><text:tab/>(Default fitness.txt)</text:p>
      <text:p text:style-name="P30"/>
      <text:p text:style-name="P41"><text:span text:style-name="T3">-disout </text:span><text:span text:style-name="T11">&lt;FILE&gt;</text:span><text:span text:style-name="T3"> <text:s text:c="5"/><text:tab/><text:tab/><text:tab/><text:tab/></text:span><text:span text:style-name="T14">Specifies </text:span><text:span text:style-name="T3">file </text:span><text:span text:style-name="T14">to write</text:span><text:span text:style-name="T3"> discrete_output. </text:span></text:p>
      <text:p text:style-name="P29"><text:tab/><text:tab/><text:tab/><text:tab/><text:tab/><text:tab/>(Default discrete.txt)</text:p>
      <text:p text:style-name="P30"/>
      <text:p text:style-name="P41"><text:span text:style-name="T3">-robout </text:span><text:span text:style-name="T17">&lt;FILE&gt;</text:span><text:span text:style-name="T3"> <text:s text:c="5"/><text:tab/><text:tab/><text:tab/><text:tab/></text:span><text:span text:style-name="T14">Specifies </text:span><text:span text:style-name="T3">file </text:span><text:span text:style-name="T14">to write</text:span><text:span text:style-name="T3"> robust_outpu</text:span><text:span text:style-name="T16">t</text:span><text:span text:style-name="T3">.</text:span></text:p>
      <text:p text:style-name="P29"><text:tab/><text:tab/><text:tab/><text:tab/><text:tab/><text:tab/>(Default robustness.txt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"><text:soft-page-break/>Chapter 4</text:p>
      <text:p text:style-name="P32"/>
      <text:p text:style-name="P46">How to use EvoNet</text:p>
      <text:p text:style-name="P46"/>
      <text:p text:style-name="P47">4.1 Installation</text:p>
      <text:p text:style-name="P47"/>
      <text:p text:style-name="P49">EvoNet can run on Linux platforms.</text:p>
      <text:p text:style-name="P49"/>
      <text:p text:style-name="P47">4.1.1 Linux platforms</text:p>
      <text:p text:style-name="P49"/>
      <text:p text:style-name="P49">To compile the source code use:</text:p>
      <text:p text:style-name="P49"/>
      <text:p text:style-name="P57">make all</text:p>
      <text:p text:style-name="P49"/>
      <text:p text:style-name="P47">4.1.2 Installation of the gsl- library</text:p>
      <text:p text:style-name="P49"/>
      <text:p text:style-name="P49">In modern Ubuntu systems you can install the gsl library by typing:</text:p>
      <text:p text:style-name="P49"/>
      <text:p text:style-name="P57">sudo apt-get install gsl-bin libgsl0-dbg libgsl0-dev libgsl0ldbl</text:p>
      <text:p text:style-name="P49"/>
      <text:p text:style-name="P49">On some linux distributions the libgsl0ldbl package seems to be deprecated, we include it here for completeness sake.</text:p>
      <text:p text:style-name="P49"/>
      <text:p text:style-name="P48">4.2 Execution Examples</text:p>
      <text:p text:style-name="P50"/>
      <text:p text:style-name="P50">EvoNet is a command-line tool. All supported command-line flags are provided in subsection 3.1.</text:p>
      <text:p text:style-name="P50"/>
      <text:p text:style-name="P48">4.2.1 Standard</text:p>
      <text:p text:style-name="P50"/>
      <text:p text:style-name="P51">To carry out the typical forwarding <text:span text:style-name="T31">twelve</text:span> input arguments are required: </text:p>
      <text:list xml:id="list1535774688051607268" text:style-name="L2">
        <text:list-item>
          <text:p text:style-name="P85">the size of population, </text:p>
        </text:list-item>
        <text:list-item>
          <text:p text:style-name="P85">the number of forward generations to simulate</text:p>
        </text:list-item>
        <text:list-item>
          <text:p text:style-name="P87"><text:span text:style-name="T19">the number of genes </text:span><text:span text:style-name="T20">per individual</text:span></text:p>
        </text:list-item>
        <text:list-item>
          <text:p text:style-name="P88"><text:span text:style-name="T20">t</text:span><text:span text:style-name="T18">he flag controlling if fitness-based or neutral evolution</text:span></text:p>
        </text:list-item>
        <text:list-item>
          <text:p text:style-name="P86">the s^2</text:p>
        </text:list-item>
        <text:list-item>
          <text:p text:style-name="P86">the flag for a pair or single parent progeny</text:p>
        </text:list-item>
        <text:list-item>
          <text:p text:style-name="P86">the inheritance model</text:p>
        </text:list-item>
        <text:list-item>
          <text:p text:style-name="P89"><text:span text:style-name="T18">the </text:span><text:span text:style-name="T21">frequency</text:span><text:span text:style-name="T18"> of export of data</text:span></text:p>
        </text:list-item>
        <text:list-item>
          <text:p text:style-name="P86">the range for the 2 gene regulatory regions R1 and R2 </text:p>
        </text:list-item>
        <text:list-item>
          <text:p text:style-name="P86">the range for gene expression levels</text:p>
        </text:list-item>
      </text:list>
      <text:p text:style-name="P52"/>
      <text:p text:style-name="P53">Example:</text:p>
      <text:p text:style-name="P53"/>
      <text:p text:style-name="P55">./evonet <text:s/>-N 100 -generations 101 -n 10 -selection 1 -s2 5 -ploidy 2 -swapping 1 -freq 10 -min_R1R2 1 -max_R1R2 11 -min_count 3 -max_count 152</text:p>
      <text:p text:style-name="P55"/>
      <text:p text:style-name="P71">This command specifies that:</text:p>
      <text:list xml:id="list3009081421038068108" text:style-name="L3">
        <text:list-item>
          <text:p text:style-name="P90">the size of population is 100 individuals</text:p>
        </text:list-item>
        <text:list-item>
          <text:p text:style-name="P90">the number of forward generations is 101</text:p>
        </text:list-item>
        <text:list-item>
          <text:p text:style-name="P90"><text:soft-page-break/>the number of genes per individual is 10</text:p>
        </text:list-item>
        <text:list-item>
          <text:p text:style-name="P90">the evolution will be fitness-based</text:p>
        </text:list-item>
        <text:list-item>
          <text:p text:style-name="P90">the s^2 is 5</text:p>
        </text:list-item>
        <text:list-item>
          <text:p text:style-name="P90">a pair is needed to leave progeny</text:p>
        </text:list-item>
        <text:list-item>
          <text:p text:style-name="P90">our model for recombinations between the parents will be used</text:p>
        </text:list-item>
        <text:list-item>
          <text:p text:style-name="P95"><text:span text:style-name="T18">data will be exported every 10 generation including the 0</text:span><text:span text:style-name="T35">th</text:span><text:span text:style-name="T18"> generations</text:span></text:p>
        </text:list-item>
        <text:list-item>
          <text:p text:style-name="P90">the range for R1 and R2 is 1-11</text:p>
        </text:list-item>
        <text:list-item>
          <text:p text:style-name="P90">the range for gene expressions is 3-152</text:p>
        </text:list-item>
      </text:list>
      <text:p text:style-name="P71"/>
      <text:p text:style-name="P71"/>
      <text:p text:style-name="P82">4.2.2 Event at user-defined Generation</text:p>
      <text:p text:style-name="P64"><text:span text:style-name="T29"><text:tab/></text:span><text:span text:style-name="T28">The size of the population can change during the simulation. From a biological approach lets say that a hurricane hit the shore where our population was living or one year there was a bountiful harvest leading to an increase to population size.</text:span></text:p>
      <text:p text:style-name="P72"/>
      <text:p text:style-name="P73">For those situations the simulation specifies an argument: -eN X Y. This specifies that at generation X there was an event. After the event the population has size Y. </text:p>
      <text:p text:style-name="P73">Example:</text:p>
      <text:p text:style-name="P65"><text:span text:style-name="T18"><text:tab/></text:span><text:span text:style-name="T34">./evonet <text:s/>-N 100 -generations 101 -n 10 -selection 1 -s2 5 -ploidy 2 -swapping 1 -freq 10 -min_R1R2 1 -max_R1R2 11 -min_count 3 -max_count 152 -</text:span><text:span text:style-name="T32">eN 50 100</text:span></text:p>
      <text:p text:style-name="P73"/>
      <text:p text:style-name="P61"><text:span text:style-name="T29">4.2.</text:span><text:span text:style-name="T30">3</text:span><text:span text:style-name="T29"> User-Defined Output Files</text:span></text:p>
      <text:p text:style-name="P71"/>
      <text:p text:style-name="P71"><text:tab/>In addition to the above arguments in the following command we specified where the outputs should be stored. This is useful for differentiating the outputs of multiple runs.</text:p>
      <text:p text:style-name="P55"><text:tab/></text:p>
      <text:p text:style-name="P74">Example:</text:p>
      <text:p text:style-name="P55"/>
      <text:p text:style-name="P55"><text:tab/>./evonet -selection 1 -s2 1 -N 1000 -ploidy 2 -swapping 1 -freq 200 -min_R1R2 23 -max_R1R2 110 -min_count 3 -max_count 152 -generations 5001 -n 10 </text:p>
      <text:p text:style-name="P58"><text:span text:style-name="T18">-r1</text:span><text:span text:style-name="T23">out</text:span><text:span text:style-name="T18"> r</text:span><text:span text:style-name="T22">1</text:span><text:span text:style-name="T18">s21N1000G5000f.txt -r2out r2s21N1000G5000f.txt -matout mats21N1000G5000f.txt -gencout counts21N1000G5000f.txt -fitout fits21N1000G5000f.txt -disout diss21N1000G5000f.txt -</text:span><text:span text:style-name="T27">robout robs</text:span><text:span text:style-name="T18">21N1000G5000f.txt </text:span></text:p>
      <text:p text:style-name="P55"/>
      <text:list xml:id="list2411241057661758870" text:style-name="L4">
        <text:list-item>
          <text:p text:style-name="P96"><text:span text:style-name="T18">The </text:span><text:span text:style-name="T24">r1out specifies where the R1 records will be stored of all individuals of each generation. </text:span></text:p>
        </text:list-item>
        <text:list-item>
          <text:p text:style-name="P91">The r1out specifies where the R2 records will be stored of all individuals of each generation. </text:p>
        </text:list-item>
        <text:list-item>
          <text:p text:style-name="P91">The matout specifies where the gene interactions matrix will be stored.</text:p>
        </text:list-item>
        <text:list-item>
          <text:p text:style-name="P92">The gencout specifies where the gene expression levels will be stored.</text:p>
        </text:list-item>
        <text:list-item>
          <text:p text:style-name="P92">The fitout specifies where the mean fitness of the generation is stored.</text:p>
        </text:list-item>
        <text:list-item>
          <text:p text:style-name="P92">The disout specifies where the discrete output of each individual on the generation will be stored.</text:p>
        </text:list-item>
        <text:list-item>
          <text:p text:style-name="P93">The robout specifies where the robust discrete output of each individual on the generation will be stored.</text:p>
        </text:list-item>
      </text:list>
      <text:p text:style-name="P76"/>
      <text:p text:style-name="P59"><text:span text:style-name="T24">Since we know the size of the population, we can easily mine the records for </text:span><text:span text:style-name="T25">the records needed</text:span><text:span text:style-name="T24">.</text:span></text:p>
      <text:p text:style-name="P75"/>
      <text:p text:style-name="P60"><text:span text:style-name="T24">T</text:span><text:span text:style-name="T18">he </text:span><text:span text:style-name="T26">accompanying</text:span><text:span text:style-name="T18"> R script does some basic data mining to display graphs and analytics of those data.</text:span></text:p>
      <text:p text:style-name="P77"/>
      <text:p text:style-name="P62"><text:span text:style-name="T29"/></text:p>
      <text:p text:style-name="P62"><text:span text:style-name="T29"/></text:p>
      <text:p text:style-name="P62"><text:soft-page-break/><text:span text:style-name="T29">4.2.</text:span><text:span text:style-name="T30">4</text:span><text:span text:style-name="T29"> Robustness Output Needed</text:span></text:p>
      <text:p text:style-name="P83"/>
      <text:p text:style-name="P78">If the user needs robustness output there are 2 required flags that must be added:</text:p>
      <text:list xml:id="list5933554022638044814" text:style-name="L5">
        <text:list-item>
          <text:p text:style-name="P94">-rob </text:p>
        </text:list-item>
        <text:list-item>
          <text:p text:style-name="P94">-num_rob_mutation </text:p>
        </text:list-item>
      </text:list>
      <text:p text:style-name="P79"/>
      <text:p text:style-name="P80">Example: </text:p>
      <text:p text:style-name="P80"/>
      <text:p text:style-name="P63"><text:span text:style-name="T18"><text:tab/></text:span><text:span text:style-name="T32">./evonet -selection 1 -s2 5 <text:s/>-N 100 -ploidy 2 -swapping 1 -freq 10 -min_R1R2 1 -max_R1R2 11 -min_count 3 -max_count 152 -generations 101 -n 10 -rob 1 -num_rob_mutation </text:span><text:span text:style-name="T33">12</text:span></text:p>
      <text:p text:style-name="P56"/>
      <text:p text:style-name="P81">The -rob 1 flag activates the robustness creation. The -num_rob_mutation 12 argument specifies that each individual 12 gene interactions will be mutated. As this number increases the robustness of the population decreases.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>Chapter 5</text:p>
      <text:p text:style-name="P68"/>
      <text:p text:style-name="P67">R script for mining and analy<text:span text:style-name="T36">tics</text:span></text:p>
      <text:p text:style-name="P67"/>
      <text:p text:style-name="P69">This script is used for basic text mining of the output files of the simulations. It accepts ten arguments. The order of the arguments is important because inside the R code of the script we make use of the args array provided by the language</text:p>
      <text:p text:style-name="P69"/>
      <text:p text:style-name="P69">Example:</text:p>
      <text:p text:style-name="P69"/>
      <text:p text:style-name="P54">Rscript ptixiaki.R fits21N1000G5000fp2.png r1r2s21N1000G5000fp2.png 1000 26 200 fits21N1000G5000f.txt mats21N1000G5000f.txt r1r2s21N1000G5000f.txt</text:p>
      <text:p text:style-name="P69"/>
      <text:p text:style-name="P69">The first argument is the name of the image which plots how the mean fitness of the generations changes over time</text:p>
      <text:p text:style-name="P69"/>
      <text:p text:style-name="P69">The second argument is the size of the population and in conjunction with the following 2 arguments splits the files containing the data. This action splits the files by generation for easier access. The 200 is the -freq number used by the evonet C program. The 26 is the div size of the population and freq. (N/freq, here 1000/200)</text:p>
      <text:p text:style-name="P69"/>
      <text:p text:style-name="P70">The rest of the arguments specify the names of the needed data files.</text:p>
      <text:p text:style-name="P70"/>
      <text:p text:style-name="P70">The last argument specifies where the R script will output the robustness percentage of the gener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09:49:15.952002570</meta:creation-date>
    <dc:date>2016-09-25T17:30:17.041950334</dc:date>
    <meta:editing-duration>PT2H21M55S</meta:editing-duration>
    <meta:editing-cycles>63</meta:editing-cycles>
    <meta:generator>LibreOffice/5.1.4.2$Linux_X86_64 LibreOffice_project/10m0$Build-2</meta:generator>
    <meta:document-statistic meta:table-count="0" meta:image-count="0" meta:object-count="0" meta:page-count="9" meta:paragraph-count="149" meta:word-count="1331" meta:character-count="8638" meta:non-whitespace-character-count="7082"/>
  </office:meta>
</office:document-meta>
</file>